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802cm" svg:height="0.829cm" svg:x="2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2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3.9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02cm" svg:height="0.829cm" svg:x="6.9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3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4.7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5.5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6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1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2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3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4.5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5.3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1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6.9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7.797cm" svg:y="7.9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02cm" svg:height="0.829cm" svg:x="8.597cm" svg:y="7.96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97cm" svg:y1="2.367cm" svg:x2="6.199cm" svg:y2="8.796cm">
          <text:p/>
        </draw:line>
        <draw:line draw:style-name="gr3" draw:text-style-name="P1" draw:layer="layout" svg:x1="2.997cm" svg:y1="5.567cm" svg:x2="9.399cm" svg:y2="5.5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23:15:03.523199892</meta:creation-date>
    <dc:date>2016-05-19T23:25:34.398298340</dc:date>
    <dc:creator>elucterio </dc:creator>
    <meta:editing-duration>PT6M14S</meta:editing-duration>
    <meta:editing-cycles>2</meta:editing-cycles>
    <meta:generator>LibreOffice/4.2.8.2$Linux_X86_64 LibreOffice_project/420m0$Build-2</meta:generator>
    <meta:document-statistic meta:object-count="66"/>
  </office:meta>
</office:document-meta>
</file>